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1d2e4" officeooo:paragraph-rsid="0001d2e4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1d2e4" officeooo:paragraph-rsid="0001d2e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d2e4" officeooo:paragraph-rsid="0001d2e4" style:font-size-asian="10.5pt" style:font-size-complex="12pt"/>
    </style:style>
    <style:style style:name="T1" style:family="text">
      <style:text-properties officeooo:rsid="0017d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tudiant <text:span text:style-name="T1">2</text:span> – Dossier</text:p>
      <text:p text:style-name="P1"/>
      <text:p text:style-name="P1">tem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24:07.549693849</meta:creation-date>
    <dc:date>2023-01-11T11:24:43.859049742</dc:date>
    <meta:editing-duration>PT38S</meta:editing-duration>
    <meta:editing-cycles>1</meta:editing-cycles>
    <meta:document-statistic meta:table-count="0" meta:image-count="0" meta:object-count="0" meta:page-count="1" meta:paragraph-count="2" meta:word-count="4" meta:character-count="25" meta:non-whitespace-character-count="22"/>
    <meta:generator>LibreOffice/7.3.5.2$Linux_X86_64 LibreOffice_project/30$Build-2</meta:generator>
  </office:meta>
</office:document-meta>
</file>